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52E852A570DA43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01cm" svg:height="21cm" svg:x="1cm" svg:y="0cm">
          <draw:image xlink:href="Pictures/100000000000032000000258352E852A570DA433.jpg" xlink:type="simple" xlink:show="embed" xlink:actuate="onLoad" loext:mime-type="image/jpeg">
            <text:p/>
          </draw:image>
        </draw:frame>
        <draw:line draw:style-name="gr2" draw:text-style-name="P1" draw:layer="layout" svg:x1="24.8cm" svg:y1="12.8cm" svg:x2="22.4cm" svg:y2="9.2cm">
          <text:p/>
        </draw:line>
        <draw:line draw:style-name="gr2" draw:text-style-name="P1" draw:layer="layout" svg:x1="15.4cm" svg:y1="8cm" svg:x2="19cm" svg:y2="8cm">
          <text:p/>
        </draw:line>
        <draw:frame draw:style-name="gr3" draw:text-style-name="P2" draw:layer="layout" svg:width="7cm" svg:height="2.513cm" svg:x="18.8cm" svg:y="6.8cm">
          <draw:text-box>
            <text:p><text:span text:style-name="T1">Agglomerated SiC particles</text:span></text:p>
          </draw:text-box>
        </draw:frame>
        <draw:frame draw:style-name="gr4" draw:text-style-name="P2" draw:layer="layout" svg:width="8.2cm" svg:height="1.382cm" svg:x="10.6cm" svg:y="16.2cm">
          <draw:text-box>
            <text:p><text:span text:style-name="T1">Eutectic phases</text:span></text:p>
          </draw:text-box>
        </draw:frame>
        <draw:line draw:style-name="gr2" draw:text-style-name="P1" draw:layer="layout" svg:x1="9.8cm" svg:y1="14cm" svg:x2="13.8cm" svg:y2="16.2cm">
          <text:p/>
        </draw:line>
        <draw:line draw:style-name="gr2" draw:text-style-name="P1" draw:layer="layout" svg:x1="15cm" svg:y1="13.4cm" svg:x2="13.814cm" svg:y2="16.214cm">
          <text:p/>
        </draw:line>
        <draw:line draw:style-name="gr2" draw:text-style-name="P1" draw:layer="layout" svg:x1="11.514cm" svg:y1="11.114cm" svg:x2="7.8cm" svg:y2="11.2cm">
          <text:p/>
        </draw:line>
        <draw:frame draw:style-name="gr5" draw:text-style-name="P2" draw:layer="layout" svg:width="6cm" svg:height="2.513cm" svg:x="2.3cm" svg:y="9.8cm">
          <draw:text-box>
            <text:p><text:span text:style-name="T1">Aluminium dendrit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15:46.676573108</meta:creation-date>
    <dc:date>2022-03-31T23:48:05.995511704</dc:date>
    <meta:editing-duration>PT9H17M6S</meta:editing-duration>
    <meta:editing-cycles>1</meta:editing-cycles>
    <meta:document-statistic meta:object-count="32"/>
    <meta:generator>LibreOffice/6.4.7.2$Linux_X86_64 LibreOffice_project/40$Build-2</meta:generator>
  </office:meta>
</office:document-meta>
</file>